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863cm"/>
    </style:style>
    <style:style style:name="co1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192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8.634cm"/>
    </style:style>
    <style:style style:name="co10" style:family="table-column">
      <style:table-column-properties fo:break-before="auto" style:column-width="0.81cm"/>
    </style:style>
    <style:style style:name="co11" style:family="table-column">
      <style:table-column-properties fo:break-before="auto" style:column-width="1.309cm"/>
    </style:style>
    <style:style style:name="co12" style:family="table-column">
      <style:table-column-properties fo:break-before="auto" style:column-width="6.165cm"/>
    </style:style>
    <style:style style:name="co13" style:family="table-column">
      <style:table-column-properties fo:break-before="auto" style:column-width="11.52cm"/>
    </style:style>
    <style:style style:name="co14" style:family="table-column">
      <style:table-column-properties fo:break-before="auto" style:column-width="5.637cm"/>
    </style:style>
    <style:style style:name="co16" style:family="table-column">
      <style:table-column-properties fo:break-before="auto" style:column-width="8.7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ff66"/>
    </style:style>
    <style:style style:name="ce14" style:family="table-cell" style:parent-style-name="Default">
      <style:table-cell-properties fo:background-color="#ff9900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ext-properties fo:color="#ff3333"/>
    </style:style>
    <style:style style:name="ce17" style:family="table-cell" style:parent-style-name="Default">
      <style:table-cell-properties fo:background-color="#6666ff"/>
      <style:text-properties style:use-window-font-color="true"/>
    </style:style>
    <style:style style:name="ce18" style:family="table-cell" style:parent-style-name="Default">
      <style:text-properties style:use-window-font-color="true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36"/>
    <style:style style:name="ce19" style:family="table-cell" style:parent-style-name="Default" style:data-style-name="N108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66cc" style:text-align-source="fix" style:repeat-content="false"/>
      <style:paragraph-properties fo:text-align="center" fo:margin-left="0cm"/>
    </style:style>
  </office:automatic-styles>
  <office:body>
    <office:spreadsheet>
      <table:table table:name="paraméterek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No.</text:p>
          </table:table-cell>
          <table:table-cell table:style-name="ce1" office:value-type="string" table:number-columns-spanned="2" table:number-rows-spanned="1">
            <text:p>%1</text:p>
          </table:table-cell>
          <table:covered-table-cell/>
          <table:table-cell table:style-name="ce3" office:value-type="string">
            <text:p>%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#üres</text:p>
          </table:table-cell>
          <table:table-cell table:number-columns-repeated="3"/>
          <table:table-cell office:value-type="string">
            <text:p>SEGÍTSÉ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#nem_üres</text:p>
          </table:table-cell>
          <table:table-cell office:value-type="string">
            <text:p>-KIKAPCS</text:p>
          </table:table-cell>
          <table:table-cell office:value-type="string">
            <text:p>*</text:p>
          </table:table-cell>
          <table:table-cell/>
          <table:table-cell office:value-type="string">
            <text:p>SEGÍTSÉG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#nem_üres</text:p>
          </table:table-cell>
          <table:table-cell office:value-type="string">
            <text:p>#nem -KIKAPCS</text:p>
          </table:table-cell>
          <table:table-cell office:value-type="string">
            <text:p>#üres</text:p>
          </table:table-cell>
          <table:table-cell/>
          <table:table-cell table:style-name="ce4" office:value-type="string">
            <text:p>MENTÉS</text:p>
          </table:table-cell>
          <table:table-cell table:style-name="ce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#nem_üres</text:p>
          </table:table-cell>
          <table:table-cell office:value-type="string">
            <text:p>#nem -KIKAPCS</text:p>
          </table:table-cell>
          <table:table-cell office:value-type="string">
            <text:p>-KIKAPCS</text:p>
          </table:table-cell>
          <table:table-cell/>
          <table:table-cell table:style-name="ce4" office:value-type="string">
            <text:p>MENTÉS</text:p>
          </table:table-cell>
          <table:table-cell table:style-name="ce4" office:value-type="string">
            <text:p>KIKAPCSOLÁ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#nem_üres</text:p>
          </table:table-cell>
          <table:table-cell table:number-columns-repeated="2" office:value-type="string">
            <text:p>#nem -KIKAPCS</text:p>
          </table:table-cell>
          <table:table-cell/>
          <table:table-cell office:value-type="string">
            <text:p>SEGÍTSÉG</text:p>
          </table:table-cell>
          <table:table-cell/>
        </table:table-row>
      </table:table>
      <table:table table:name="param1 tesz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ce19"/>
        <table:table-column table:style-name="co11" table:default-cell-style-name="ce20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No.</text:p>
          </table:table-cell>
          <table:table-cell table:style-name="ce1" office:value-type="string" table:number-columns-spanned="2" table:number-rows-spanned="1">
            <text:p>%1</text:p>
          </table:table-cell>
          <table:covered-table-cell/>
          <table:table-cell table:style-name="ce3" office:value-type="string">
            <text:p>%2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string">
            <text:p>#üres</text:p>
          </table:table-cell>
          <table:table-cell table:number-columns-repeated="3"/>
          <table:table-cell office:value-type="string">
            <text:p>SEGÍTSÉG</text:p>
          </table:table-cell>
          <table:table-cell table:number-columns-repeated="2"/>
          <table:table-cell office:value-type="string">
            <text:p>mentes.cmd</text:p>
          </table:table-cell>
          <table:table-cell table:style-name="ce13" office:value-type="date" office:date-value="2024-10-24">
            <text:p>2024-10-24</text:p>
          </table:table-cell>
          <table:table-cell office:value-type="float" office:value="1.1">
            <text:p>1,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#nem_üres</text:p>
          </table:table-cell>
          <table:table-cell office:value-type="string">
            <text:p>-KIKAPCS</text:p>
          </table:table-cell>
          <table:table-cell office:value-type="string">
            <text:p>*</text:p>
          </table:table-cell>
          <table:table-cell/>
          <table:table-cell office:value-type="string">
            <text:p>SEGÍTSÉG</text:p>
          </table:table-cell>
          <table:table-cell table:number-columns-repeated="2"/>
          <table:table-cell office:value-type="string">
            <text:p>mentes.cmd -kikapcs</text:p>
          </table:table-cell>
          <table:table-cell table:style-name="ce13" office:value-type="date" office:date-value="2024-10-24">
            <text:p>2024-10-24</text:p>
          </table:table-cell>
          <table:table-cell office:value-type="float" office:value="2.1">
            <text:p>2,1</text:p>
          </table:table-cell>
          <table:table-cell table:style-name="ce21" office:value-type="string">
            <text:p>Hibás!</text:p>
          </table:table-cell>
          <table:table-cell office:value-type="string">
            <text:p>A „-kikapcs”-ot log file-nak ismeri fel.</text:p>
          </table:table-cell>
          <table:table-cell office:value-type="string">
            <text:p>Az „if” utasításhoz kell az /i kapcsoló (érzéketlen a kis és nagybetűre)</text:p>
          </table:table-cell>
        </table:table-row>
        <table:table-row table:style-name="ro1">
          <table:table-cell/>
          <table:table-cell table:style-name="ce11"/>
          <table:table-cell table:number-columns-repeated="6"/>
          <table:table-cell office:value-type="string">
            <text:p>mentes.cmd -kikapcs</text:p>
          </table:table-cell>
          <table:table-cell table:style-name="ce13" office:value-type="date" office:date-value="2024-10-24">
            <text:p>2024-10-24</text:p>
          </table:table-cell>
          <table:table-cell office:value-type="float" office:value="3.1">
            <text:p>3,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ce11"/>
          <table:table-cell table:number-columns-repeated="6"/>
          <table:table-cell office:value-type="string">
            <text:p>mentes.cmd -KIKAPCS </text:p>
          </table:table-cell>
          <table:table-cell table:style-name="ce13" office:value-type="date" office:date-value="2024-10-24">
            <text:p>2024-10-24</text:p>
          </table:table-cell>
          <table:table-cell office:value-type="float" office:value="3.2">
            <text:p>3,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string">
            <text:p>#nem_üres</text:p>
          </table:table-cell>
          <table:table-cell office:value-type="string">
            <text:p>#nem -KIKAPCS</text:p>
          </table:table-cell>
          <table:table-cell office:value-type="string">
            <text:p>#üres</text:p>
          </table:table-cell>
          <table:table-cell/>
          <table:table-cell table:style-name="ce4" office:value-type="string">
            <text:p>MENTÉS</text:p>
          </table:table-cell>
          <table:table-cell table:style-name="ce4"/>
          <table:table-cell/>
          <table:table-cell office:value-type="string">
            <text:p>mentes.cmd mentes.log</text:p>
          </table:table-cell>
          <table:table-cell table:style-name="ce13" office:value-type="date" office:date-value="2024-10-24">
            <text:p>2024-10-24</text:p>
          </table:table-cell>
          <table:table-cell office:value-type="float" office:value="4.1">
            <text:p>4,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ce10"/>
          <table:table-cell table:number-columns-repeated="3"/>
          <table:table-cell table:style-name="ce12" table:number-columns-repeated="2"/>
          <table:table-cell/>
          <table:table-cell office:value-type="string">
            <text:p>mentes.cmd e:\felhasznalok\dady\tmp\mentes2.log </text:p>
          </table:table-cell>
          <table:table-cell table:style-name="ce13" office:value-type="date" office:date-value="2024-10-24">
            <text:p>2024-10-24</text:p>
          </table:table-cell>
          <table:table-cell office:value-type="float" office:value="4.2">
            <text:p>4,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#nem_üres</text:p>
          </table:table-cell>
          <table:table-cell office:value-type="string">
            <text:p>#nem -KIKAPCS</text:p>
          </table:table-cell>
          <table:table-cell office:value-type="string">
            <text:p>-KIKAPCS</text:p>
          </table:table-cell>
          <table:table-cell/>
          <table:table-cell table:style-name="ce4" office:value-type="string">
            <text:p>MENTÉS</text:p>
          </table:table-cell>
          <table:table-cell table:style-name="ce4" office:value-type="string">
            <text:p>KIKAPCSOLÁS</text:p>
          </table:table-cell>
          <table:table-cell/>
          <table:table-cell office:value-type="string">
            <text:p>mentes.cmd mentes.log -kikapcs</text:p>
          </table:table-cell>
          <table:table-cell table:style-name="ce13" office:value-type="date" office:date-value="2024-10-24">
            <text:p>2024-10-24</text:p>
          </table:table-cell>
          <table:table-cell office:value-type="float" office:value="5.1">
            <text:p>5,1</text:p>
          </table:table-cell>
          <table:table-cell table:style-name="ce21" office:value-type="string">
            <text:p>Hibás!</text:p>
          </table:table-cell>
          <table:table-cell office:value-type="string">
            <text:p>Hibás „if” utasítás „==” helyett „=”.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3"/>
          <table:table-cell table:style-name="ce12" table:number-columns-repeated="2"/>
          <table:table-cell/>
          <table:table-cell office:value-type="string">
            <text:p>mentes.cmd mentes.log -kikapcs</text:p>
          </table:table-cell>
          <table:table-cell table:style-name="ce13" office:value-type="date" office:date-value="2024-10-24">
            <text:p>2024-10-24</text:p>
          </table:table-cell>
          <table:table-cell office:value-type="float" office:value="5.2">
            <text:p>5,2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>
            <text:p>#nem_üres</text:p>
          </table:table-cell>
          <table:table-cell table:number-columns-repeated="2" office:value-type="string">
            <text:p>#nem -KIKAPCS</text:p>
          </table:table-cell>
          <table:table-cell/>
          <table:table-cell office:value-type="string">
            <text:p>SEGÍTSÉG</text:p>
          </table:table-cell>
          <table:table-cell table:number-columns-repeated="2"/>
          <table:table-cell office:value-type="string">
            <text:p>mentes.cmd mentes.log kikapcs</text:p>
          </table:table-cell>
          <table:table-cell table:style-name="ce13" office:value-type="date" office:date-value="2024-10-24">
            <text:p>2024-10-24</text:p>
          </table:table-cell>
          <table:table-cell office:value-type="float" office:value="6.1">
            <text:p>6,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zkript_teszt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ce20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3" office:value-type="date" office:date-value="2024-10-24">
            <text:p>2024-10-24</text:p>
          </table:table-cell>
          <table:table-cell office:value-type="float" office:value="1.1">
            <text:p>1,1</text:p>
          </table:table-cell>
          <table:table-cell office:value-type="string">
            <text:p>mentes.cmd e:/.../log/mentes.log</text:p>
          </table:table-cell>
          <table:table-cell table:style-name="ce21" office:value-type="string">
            <text:p>Hibás!</text:p>
          </table:table-cell>
          <table:table-cell office:value-type="string">
            <text:p>A szkript megszakad a tömörítés indításakor.</text:p>
          </table:table-cell>
          <table:table-cell office:value-type="string">
            <text:p>A tömörítő (7z.exe) útvonala hibásan lett beállítva.</text:p>
          </table:table-cell>
        </table:table-row>
        <table:table-row table:style-name="ro1">
          <table:table-cell table:style-name="ce13" office:value-type="date" office:date-value="2024-10-24">
            <text:p>2024-10-24</text:p>
          </table:table-cell>
          <table:table-cell office:value-type="float" office:value="1.2">
            <text:p>1,2</text:p>
          </table:table-cell>
          <table:table-cell office:value-type="string">
            <text:p>mentes.cmd e:/.../log/mentes.log</text:p>
          </table:table-cell>
          <table:table-cell table:style-name="ce21" office:value-type="string">
            <text:p>Hibás!</text:p>
          </table:table-cell>
          <table:table-cell office:value-type="string">
            <text:p>A szkript megszakad a tömörítés indításakor.</text:p>
          </table:table-cell>
          <table:table-cell office:value-type="string">
            <text:p>A tömörítő (7z.exe) útvonala hibásan lett beállítva.</text:p>
          </table:table-cell>
        </table:table-row>
        <table:table-row table:style-name="ro1">
          <table:table-cell table:style-name="ce13" office:value-type="date" office:date-value="2024-10-24">
            <text:p>2024-10-24</text:p>
          </table:table-cell>
          <table:table-cell office:value-type="float" office:value="1.3">
            <text:p>1,3</text:p>
          </table:table-cell>
          <table:table-cell office:value-type="string">
            <text:p>mentes.cmd e:/.../log/mentes.log</text:p>
          </table:table-cell>
          <table:table-cell table:style-name="ce21" office:value-type="string">
            <text:p>Hibás!</text:p>
          </table:table-cell>
          <table:table-cell office:value-type="string">
            <text:p>A szkript megszakad a tömörítés indításakor.</text:p>
          </table:table-cell>
          <table:table-cell office:value-type="string">
            <text:p>A tömörítő (7z.exe) útvonala hibásan lett beállítva.</text:p>
          </table:table-cell>
        </table:table-row>
        <table:table-row table:style-name="ro1">
          <table:table-cell table:style-name="ce13" office:value-type="date" office:date-value="2024-10-24">
            <text:p>2024-10-24</text:p>
          </table:table-cell>
          <table:table-cell office:value-type="float" office:value="1.4">
            <text:p>1,4</text:p>
          </table:table-cell>
          <table:table-cell office:value-type="string">
            <text:p>mentes.cmd e:/.../log/mentes.log</text:p>
          </table:table-cell>
          <table:table-cell table:style-name="ce21" office:value-type="string">
            <text:p>Hibás!</text:p>
          </table:table-cell>
          <table:table-cell office:value-type="string">
            <text:p>A szkript megszakad a tömörítés indításakor.</text:p>
          </table:table-cell>
          <table:table-cell office:value-type="string">
            <text:p>A tömörítő és a paraméterei egy macskaköröm-pár közé voltak zárva.</text:p>
          </table:table-cell>
        </table:table-row>
        <table:table-row table:style-name="ro1">
          <table:table-cell table:style-name="ce13" office:value-type="date" office:date-value="2024-10-24">
            <text:p>2024-10-24</text:p>
          </table:table-cell>
          <table:table-cell office:value-type="float" office:value="1.5">
            <text:p>1,5</text:p>
          </table:table-cell>
          <table:table-cell office:value-type="string">
            <text:p>mentes.cmd e:/.../log/mentes.log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améterek2" table:style-name="ta1" table:print="false"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%1</text:p>
          </table:table-cell>
          <table:table-cell table:style-name="ce1" office:value-type="string">
            <text:p>%2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#üres</text:p>
          </table:table-cell>
          <table:table-cell/>
          <table:table-cell office:value-type="string">
            <text:p>MENTÉS</text:p>
          </table:table-cell>
          <table:table-cell table:style-name="ce17" office:value-type="string">
            <text:p>mentes.log</text:p>
          </table:table-cell>
          <table:table-cell office:value-type="string">
            <text:p>#nem -KIKAPCS</text:p>
          </table:table-cell>
        </table:table-row>
        <table:table-row table:style-name="ro1">
          <table:table-cell table:number-columns-repeated="4"/>
          <table:table-cell table:style-name="ce18"/>
          <table:table-cell/>
        </table:table-row>
        <table:table-row table:style-name="ro1">
          <table:table-cell office:value-type="string">
            <text:p>-KIKAPCS</text:p>
          </table:table-cell>
          <table:table-cell office:value-type="string">
            <text:p>#üres</text:p>
          </table:table-cell>
          <table:table-cell/>
          <table:table-cell office:value-type="string">
            <text:p>MENTÉS</text:p>
          </table:table-cell>
          <table:table-cell table:style-name="ce17" office:value-type="string">
            <text:p>mentes.log</text:p>
          </table:table-cell>
          <table:table-cell office:value-type="string">
            <text:p>-KIKAPCS</text:p>
          </table:table-cell>
        </table:table-row>
        <table:table-row table:style-name="ro1">
          <table:table-cell/>
          <table:table-cell office:value-type="string">
            <text:p>-KIKAPCS</text:p>
          </table:table-cell>
          <table:table-cell/>
          <table:table-cell table:style-name="ce16" office:value-type="string">
            <text:p>HIBA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>
            <text:p>napló_név</text:p>
          </table:table-cell>
          <table:table-cell/>
          <table:table-cell office:value-type="string">
            <text:p>MENTÉS</text:p>
          </table:table-cell>
          <table:table-cell table:style-name="ce14" office:value-type="string">
            <text:p>napló_név</text:p>
          </table:table-cell>
          <table:table-cell office:value-type="string">
            <text:p>-KIKAPC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4" office:value-type="string">
            <text:p>napló_név</text:p>
          </table:table-cell>
          <table:table-cell office:value-type="string">
            <text:p>#üres</text:p>
          </table:table-cell>
          <table:table-cell/>
          <table:table-cell office:value-type="string">
            <text:p>MENTÉS</text:p>
          </table:table-cell>
          <table:table-cell table:style-name="ce14" office:value-type="string">
            <text:p>napló_név</text:p>
          </table:table-cell>
          <table:table-cell office:value-type="string">
            <text:p>#nem -KIKAPCS</text:p>
          </table:table-cell>
        </table:table-row>
        <table:table-row table:style-name="ro1">
          <table:table-cell/>
          <table:table-cell office:value-type="string">
            <text:p>-KIKAPCS</text:p>
          </table:table-cell>
          <table:table-cell/>
          <table:table-cell office:value-type="string">
            <text:p>MENTÉS</text:p>
          </table:table-cell>
          <table:table-cell table:style-name="ce14" office:value-type="string">
            <text:p>napló_név</text:p>
          </table:table-cell>
          <table:table-cell office:value-type="string">
            <text:p>-KIKAPCS</text:p>
          </table:table-cell>
        </table:table-row>
        <table:table-row table:style-name="ro1">
          <table:table-cell/>
          <table:table-cell office:value-type="string">
            <text:p>napló_név2</text:p>
          </table:table-cell>
          <table:table-cell/>
          <table:table-cell table:style-name="ce16" office:value-type="string">
            <text:p>HIBA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15" office:value-type="string">
            <text:p>Túl bonyolultá teszi a programot,</text:p>
          </table:table-cell>
          <table:table-cell table:number-columns-repeated="5"/>
        </table:table-row>
        <table:table-row table:style-name="ro2">
          <table:table-cell table:style-name="ce15" office:value-type="string">
            <text:p>és nincs sok előnye.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4">2024.10.24</text:date>, <text:time>19:36:2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4-10-19T15:49:44.11</meta:creation-date>
    <dc:date>2024-10-24T19:36:24.52</dc:date>
    <dc:creator>István Závorszky</dc:creator>
    <meta:editing-duration>PT6H26M3S</meta:editing-duration>
    <meta:editing-cycles>15</meta:editing-cycles>
    <meta:generator>OpenOffice/4.1.6$Win32 OpenOffice.org_project/416m1$Build-9790</meta:generator>
    <meta:document-statistic meta:table-count="4" meta:cell-count="152" meta:object-count="0"/>
  </office:meta>
</office:document-meta>
</file>